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ngsana New1" svg:font-family="'Angsana New'"/>
    <style:font-face style:name="Arial" svg:font-family="Arial, sans-serif"/>
    <style:font-face style:name="ConfluenceInstalledFont" svg:font-family="ConfluenceInstalledFont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Arial" fo:font-size="15pt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.3126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000000" style:font-name="Arial" fo:font-size="15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30%" fo:orphans="2" fo:widows="2" fo:text-indent="0in" style:auto-text-indent="false" fo:padding="0in" fo:border="none"/>
      <style:text-properties fo:font-variant="normal" fo:text-transform="none" fo:color="#333333" style:font-name="ConfluenceInstalledFont" fo:font-size="10.5pt" fo:letter-spacing="normal" fo:font-style="normal" fo:font-weight="normal" fo:background-color="transparent" loext:padding="0in" loext:border="none"/>
    </style:style>
    <style:style style:name="P4" style:family="paragraph" style:parent-style-name="Preformatted_20_Text">
      <style:paragraph-properties fo:margin-top="0in" fo:margin-bottom="0in" loext:contextual-spacing="false" fo:line-height="130%" fo:orphans="2" fo:widows="2" fo:padding="0in" fo:border="none"/>
      <style:text-properties fo:font-variant="normal" fo:text-transform="none" fo:color="#333333" fo:letter-spacing="normal" fo:background-color="transparent" loext:padding="0in" loext:border="none"/>
    </style:style>
    <style:style style:name="P5" style:family="paragraph" style:parent-style-name="Preformatted_20_Text">
      <style:paragraph-properties fo:margin-top="0in" fo:margin-bottom="0in" loext:contextual-spacing="false" fo:line-height="130%" fo:orphans="2" fo:widows="2" fo:padding="0in" fo:border="none"/>
      <style:text-properties fo:font-variant="normal" fo:text-transform="none" fo:color="#333333" style:font-name="ConfluenceInstalledFont" fo:font-size="10.5pt" fo:letter-spacing="normal" fo:font-style="normal" fo:font-weight="normal" fo:background-color="transparent" loext:padding="0in" loext:border="none"/>
    </style:style>
    <style:style style:name="P6" style:family="paragraph" style:parent-style-name="Text_20_body" style:list-style-name="L1">
      <style:paragraph-properties fo:margin-left="0in" fo:margin-right="0in" fo:margin-top="0.1043in" fo:margin-bottom="0in" loext:contextual-spacing="false" fo:orphans="2" fo:widows="2" fo:text-indent="0in" style:auto-text-indent="false"/>
      <style:text-properties fo:font-variant="normal" fo:text-transform="none" fo:color="#333333" fo:letter-spacing="normal"/>
    </style:style>
    <style:style style:name="P7" style:family="paragraph" style:parent-style-name="Text_20_body">
      <loext:graphic-properties draw:fill="solid" draw:fill-color="#ffffff" draw:opacity="100%"/>
      <style:paragraph-properties fo:margin-left="0in" fo:margin-right="0in" fo:margin-top="0.1043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333333" fo:letter-spacing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-complex="Arial" style:font-size-complex="10.5pt" style:font-style-complex="normal" style:font-weight-complex="normal"/>
    </style:style>
    <style:style style:name="T3" style:family="text">
      <style:text-properties style:font-name="ConfluenceInstalledFont" fo:font-size="10.5pt" fo:font-style="normal" fo:font-weight="normal"/>
    </style:style>
    <style:style style:name="T4" style:family="text">
      <style:text-properties style:font-name-complex="ConfluenceInstalledFont" style:font-size-complex="10.5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id-/thaisamut/policy/v3/xml/inquiry/searchbyagent#searchPolicyDetail-Exception"/>Exception</text:h>
      <text:p text:style-name="P7"><text:span text:style-name="T1">&lt;</text:span><text:span text:style-name="T2">อธิบายว่า มี </text:span><text:span text:style-name="T1">exception </text:span><text:span text:style-name="T2">อะไรที่ต้องจัดการหรือระวังบ้าง</text:span><text:span text:style-name="T1">&gt;</text:span></text:p>
      <text:h text:style-name="P2" text:outline-level="2"><text:bookmark text:name="id-/thaisamut/policy/v3/xml/inquiry/searchbyagent#searchPolicyDetail-ExampleInput&amp;Output"/>Example Input &amp; Output</text:h>
      <text:list xml:id="list758360856" text:style-name="L1">
        <text:list-item>
          <text:p text:style-name="P6"><text:span text:style-name="T1">&lt;</text:span><text:span text:style-name="T2">ตัวอย่างที่ </text:span><text:span text:style-name="T1">1 </text:span><text:span text:style-name="T2">เช่น การส่งข้อมูลแบบปกติ</text:span><text:span text:style-name="T1">&gt;</text:span></text:p>
        </text:list-item>
      </text:list>
      <text:p text:style-name="P3">&lt;Envelope xmlns="http://schemas.xmlsoap.org/soap/envelope/"&gt;</text:p>
      <text:p text:style-name="P4"><text:s text:c="4"/><text:span text:style-name="T3">&lt;Body&gt;</text:span></text:p>
      <text:p text:style-name="P4"><text:s text:c="8"/><text:span text:style-name="T3">&lt;searchPolicyDetail xmlns="http://v3.searchbyagent.policyws.targetbundles.osgi.thaisamut/"&gt;</text:span></text:p>
      <text:p text:style-name="P4"><text:s text:c="12"/><text:span text:style-name="T3">&lt;agentCode7Digit xmlns=""&gt;3401793&lt;/agentCode7Digit&gt;</text:span></text:p>
      <text:p text:style-name="P4"><text:s text:c="12"/><text:span text:style-name="T3">&lt;startPayTo xmlns=""&gt;2018-01-01&lt;/startPayTo&gt;</text:span></text:p>
      <text:p text:style-name="P4"><text:s text:c="12"/><text:span text:style-name="T3">&lt;endPayTo xmlns=""&gt;2018-02-01&lt;/endPayTo&gt;</text:span></text:p>
      <text:p text:style-name="P4"><text:s text:c="12"/><text:span text:style-name="T3">&lt;policyType xmlns=""&gt;O&lt;/policyType&gt;</text:span></text:p>
      <text:p text:style-name="P4"><text:s text:c="12"/><text:span text:style-name="T3">&lt;!--&lt;policyStatus xmlns=""&gt;[string?]&lt;/policyStatus&gt;--&gt;</text:span></text:p>
      <text:p text:style-name="P4"><text:s text:c="12"/><text:span text:style-name="T3">&lt;fieldOrder xmlns=""&gt;POLICY_NO&lt;/fieldOrder&gt;</text:span></text:p>
      <text:p text:style-name="P4"><text:s text:c="12"/><text:span text:style-name="T3">&lt;sort xmlns=""&gt;ASC&lt;/sort&gt;</text:span></text:p>
      <text:p text:style-name="P4"><text:s text:c="12"/><text:span text:style-name="T3">&lt;offset xmlns=""&gt;0&lt;/offset&gt;</text:span></text:p>
      <text:p text:style-name="P4"><text:s text:c="12"/><text:span text:style-name="T3">&lt;limit xmlns=""&gt;20&lt;/limit&gt;</text:span></text:p>
      <text:p text:style-name="P4"><text:s text:c="8"/><text:span text:style-name="T3">&lt;/searchPolicyDetail&gt;</text:span></text:p>
      <text:p text:style-name="P4"><text:s text:c="4"/><text:span text:style-name="T3">&lt;/Body&gt;</text:span></text:p>
      <text:p text:style-name="P5">&lt;/Envelope&gt;</text:p>
      <text:p text:style-name="P3">&lt;soap:Envelope xmlns:soap="http://schemas.xmlsoap.org/soap/envelope/"&gt;</text:p>
      <text:p text:style-name="P4"><text:s text:c="4"/><text:span text:style-name="T3">&lt;soap:Body&gt;</text:span></text:p>
      <text:p text:style-name="P4"><text:s text:c="8"/><text:span text:style-name="T3">&lt;ns2:searchPolicyDetailResponse xmlns:ns2="http://v3.searchbyagent.policyws.targetbundles.osgi.thaisamut/"&gt;</text:span></text:p>
      <text:p text:style-name="P4"><text:s text:c="12"/><text:span text:style-name="T3">&lt;return&gt;</text:span></text:p>
      <text:p text:style-name="P4"><text:s text:c="16"/><text:span text:style-name="T3">&lt;policyNo&gt;0177045&lt;/policyNo&gt;</text:span></text:p>
      <text:p text:style-name="P4"><text:s text:c="16"/><text:span text:style-name="T3">&lt;policyType&gt;O&lt;/policyType&gt;</text:span></text:p>
      <text:p text:style-name="P4"><text:s text:c="16"/><text:span text:style-name="T3">&lt;payTo&gt;2018-01-14T00:00:00+07:00&lt;/payTo&gt;</text:span></text:p>
      <text:p text:style-name="P4"><text:s text:c="16"/><text:span text:style-name="T3">&lt;policyYear&gt;15&lt;/policyYear&gt;</text:span></text:p>
      <text:p text:style-name="P4"><text:s text:c="16"/><text:span text:style-name="T3">&lt;policyStatus&gt;I&lt;/policyStatus&gt;</text:span></text:p>
      <text:p text:style-name="P4"><text:s text:c="16"/><text:span text:style-name="T3">&lt;planCode&gt;031&lt;/planCode&gt;</text:span></text:p>
      <text:p text:style-name="P4"><text:s text:c="16"/><text:span text:style-name="T3">&lt;planName&gt;</text:span><text:span text:style-name="T4">สะสมทรัพย์ ครบกำหนดอายุ </text:span><text:span text:style-name="T3">60 </text:span><text:span text:style-name="T4">ปี</text:span><text:span text:style-name="T3">&lt;/planName&gt;</text:span></text:p>
      <text:p text:style-name="P4"><text:s text:c="16"/><text:span text:style-name="T3">&lt;coverageTerm&gt;60&lt;/coverageTerm&gt;</text:span></text:p>
      <text:p text:style-name="P4"><text:s text:c="16"/><text:span text:style-name="T3">&lt;paymentTerm&gt;15&lt;/paymentTerm&gt;</text:span></text:p>
      <text:p text:style-name="P4"><text:s text:c="16"/><text:span text:style-name="T3">&lt;commencementDate&gt;2003-01-15T00:00:00+07:00&lt;/commencementDate&gt;</text:span></text:p>
      <text:p text:style-name="P4"><text:s text:c="16"/><text:span text:style-name="T3">&lt;maturityDate&gt;2056-01-15T00:00:00+07:00&lt;/maturityDate&gt;</text:span></text:p>
      <text:p text:style-name="P4"><text:s text:c="16"/><text:span text:style-name="T3">&lt;paymentMode&gt;12&lt;/paymentMode&gt;</text:span></text:p>
      <text:p text:style-name="P4"><text:s text:c="16"/><text:span text:style-name="T3">&lt;paymentChannel&gt;UNKNOWN&lt;/paymentChannel&gt;</text:span></text:p>
      <text:p text:style-name="P4"><text:s text:c="16"/><text:span text:style-name="T3">&lt;paymentChannelCode&gt;&lt;/paymentChannelCode&gt;</text:span></text:p>
      <text:p text:style-name="P4"><text:soft-page-break/><text:s text:c="16"/><text:span text:style-name="T3">&lt;paymentChannelDesc&gt;</text:span><text:span text:style-name="T4">ไม่รู้จักสถานะนี้</text:span><text:span text:style-name="T3">&lt;/paymentChannelDesc&gt;</text:span></text:p>
      <text:p text:style-name="P4"><text:s text:c="16"/><text:span text:style-name="T3">&lt;sumAssured&gt;100000.0000&lt;/sumAssured&gt;</text:span></text:p>
      <text:p text:style-name="P4"><text:s text:c="16"/><text:span text:style-name="T3">&lt;premiumAmount&gt;1651.0000&lt;/premiumAmount&gt;</text:span></text:p>
      <text:p text:style-name="P4"><text:s text:c="16"/><text:span text:style-name="T3">&lt;extraPremium&gt;0.0000&lt;/extraPremium&gt;</text:span></text:p>
      <text:p text:style-name="P4"><text:s text:c="16"/><text:span text:style-name="T3">&lt;insureTitle&gt;</text:span><text:span text:style-name="T4">ด</text:span><text:span text:style-name="T3">.</text:span><text:span text:style-name="T4">ช</text:span><text:span text:style-name="T3">.&lt;/insureTitle&gt;</text:span></text:p>
      <text:p text:style-name="P4"><text:s text:c="16"/><text:span text:style-name="T3">&lt;insureName&gt;</text:span><text:span text:style-name="T4">รักรณพร</text:span><text:span text:style-name="T3">&lt;/insureName&gt;</text:span></text:p>
      <text:p text:style-name="P4"><text:s text:c="16"/><text:span text:style-name="T3">&lt;insureSurname&gt;</text:span><text:span text:style-name="T4">แสนสำแดง</text:span><text:span text:style-name="T3">&lt;/insureSurname&gt;</text:span></text:p>
      <text:p text:style-name="P4"><text:s text:c="16"/><text:span text:style-name="T3">&lt;insureAgeAsOf&gt;7&lt;/insureAgeAsOf&gt;</text:span></text:p>
      <text:p text:style-name="P4"><text:s text:c="16"/><text:span text:style-name="T3">&lt;insureProvinceName&gt;</text:span><text:span text:style-name="T4">นครราชสีมา</text:span><text:span text:style-name="T3">&lt;/insureProvinceName&gt;</text:span></text:p>
      <text:p text:style-name="P4"><text:s text:c="16"/><text:span text:style-name="T3">&lt;agentCode&gt;3401793&lt;/agentCode&gt;</text:span></text:p>
      <text:p text:style-name="P4"><text:s text:c="16"/><text:span text:style-name="T3">&lt;riderFlag&gt;false&lt;/riderFlag&gt;</text:span></text:p>
      <text:p text:style-name="P4"><text:s text:c="12"/><text:span text:style-name="T3">&lt;/return&gt;</text:span></text:p>
      <text:p text:style-name="P4"><text:s text:c="12"/><text:span text:style-name="T3">&lt;return&gt;</text:span></text:p>
      <text:p text:style-name="P4"><text:s text:c="16"/><text:span text:style-name="T3">&lt;policyNo&gt;0767384&lt;/policyNo&gt;</text:span></text:p>
      <text:p text:style-name="P4"><text:s text:c="16"/><text:span text:style-name="T3">&lt;policyType&gt;O&lt;/policyType&gt;</text:span></text:p>
      <text:p text:style-name="P4"><text:s text:c="16"/><text:span text:style-name="T3">&lt;payTo&gt;2018-01-03T00:00:00+07:00&lt;/payTo&gt;</text:span></text:p>
      <text:p text:style-name="P4"><text:s text:c="16"/><text:span text:style-name="T3">&lt;policyYear&gt;6&lt;/policyYear&gt;</text:span></text:p>
      <text:p text:style-name="P4"><text:s text:c="16"/><text:span text:style-name="T3">&lt;policyStatus&gt;I&lt;/policyStatus&gt;</text:span></text:p>
      <text:p text:style-name="P4"><text:s text:c="16"/><text:span text:style-name="T3">&lt;planCode&gt;084&lt;/planCode&gt;</text:span></text:p>
      <text:p text:style-name="P4"><text:s text:c="16"/><text:span text:style-name="T3">&lt;planName&gt;</text:span><text:span text:style-name="T4">เพื่อนคู่ชีวิต</text:span><text:span text:style-name="T3">&lt;/planName&gt;</text:span></text:p>
      <text:p text:style-name="P4"><text:s text:c="16"/><text:span text:style-name="T3">&lt;coverageTerm&gt;20&lt;/coverageTerm&gt;</text:span></text:p>
      <text:p text:style-name="P4"><text:s text:c="16"/><text:span text:style-name="T3">&lt;paymentTerm&gt;15&lt;/paymentTerm&gt;</text:span></text:p>
      <text:p text:style-name="P4"><text:s text:c="16"/><text:span text:style-name="T3">&lt;commencementDate&gt;2012-01-04T00:00:00+07:00&lt;/commencementDate&gt;</text:span></text:p>
      <text:p text:style-name="P4"><text:s text:c="16"/><text:span text:style-name="T3">&lt;maturityDate&gt;2032-01-04T00:00:00+07:00&lt;/maturityDate&gt;</text:span></text:p>
      <text:p text:style-name="P4"><text:s text:c="16"/><text:span text:style-name="T3">&lt;paymentMode&gt;12&lt;/paymentMode&gt;</text:span></text:p>
      <text:p text:style-name="P4"><text:s text:c="16"/><text:span text:style-name="T3">&lt;paymentChannel&gt;UNKNOWN&lt;/paymentChannel&gt;</text:span></text:p>
      <text:p text:style-name="P4"><text:s text:c="16"/><text:span text:style-name="T3">&lt;paymentChannelCode&gt;&lt;/paymentChannelCode&gt;</text:span></text:p>
      <text:p text:style-name="P4"><text:s text:c="16"/><text:span text:style-name="T3">&lt;paymentChannelDesc&gt;</text:span><text:span text:style-name="T4">ไม่รู้จักสถานะนี้</text:span><text:span text:style-name="T3">&lt;/paymentChannelDesc&gt;</text:span></text:p>
      <text:p text:style-name="P4"><text:s text:c="16"/><text:span text:style-name="T3">&lt;sumAssured&gt;300000.0000&lt;/sumAssured&gt;</text:span></text:p>
      <text:p text:style-name="P4"><text:s text:c="16"/><text:span text:style-name="T3">&lt;premiumAmount&gt;17562.0000&lt;/premiumAmount&gt;</text:span></text:p>
      <text:p text:style-name="P4"><text:s text:c="16"/><text:span text:style-name="T3">&lt;extraPremium&gt;0.0000&lt;/extraPremium&gt;</text:span></text:p>
      <text:p text:style-name="P4"><text:s text:c="16"/><text:span text:style-name="T3">&lt;insureTitle&gt;</text:span><text:span text:style-name="T4">นาย</text:span><text:span text:style-name="T3">&lt;/insureTitle&gt;</text:span></text:p>
      <text:p text:style-name="P4"><text:s text:c="16"/><text:span text:style-name="T3">&lt;insureName&gt;</text:span><text:span text:style-name="T4">ฉัตรชัย</text:span><text:span text:style-name="T3">&lt;/insureName&gt;</text:span></text:p>
      <text:p text:style-name="P4"><text:s text:c="16"/><text:span text:style-name="T3">&lt;insureSurname&gt;</text:span><text:span text:style-name="T4">พิลาวรรณ์</text:span><text:span text:style-name="T3">&lt;/insureSurname&gt;</text:span></text:p>
      <text:p text:style-name="P4"><text:s text:c="16"/><text:span text:style-name="T3">&lt;insureAgeAsOf&gt;41&lt;/insureAgeAsOf&gt;</text:span></text:p>
      <text:p text:style-name="P4"><text:s text:c="16"/><text:span text:style-name="T3">&lt;insureProvinceName&gt;</text:span><text:span text:style-name="T4">นครราชสีมา</text:span><text:span text:style-name="T3">&lt;/insureProvinceName&gt;</text:span></text:p>
      <text:p text:style-name="P4"><text:s text:c="16"/><text:span text:style-name="T3">&lt;agentCode&gt;3401793&lt;/agentCode&gt;</text:span></text:p>
      <text:p text:style-name="P4"><text:s text:c="16"/><text:span text:style-name="T3">&lt;riderFlag&gt;true&lt;/riderFlag&gt;</text:span></text:p>
      <text:p text:style-name="P4"><text:s text:c="16"/><text:span text:style-name="T3">&lt;riders&gt;</text:span></text:p>
      <text:p text:style-name="P4"><text:s text:c="20"/><text:span text:style-name="T3">&lt;policyNo&gt;0767384&lt;/policyNo&gt;</text:span></text:p>
      <text:p text:style-name="P4"><text:s text:c="20"/><text:span text:style-name="T3">&lt;policyType&gt;O&lt;/policyType&gt;</text:span></text:p>
      <text:p text:style-name="P4"><text:s text:c="20"/><text:span text:style-name="T3">&lt;riderCode&gt;19&lt;/riderCode&gt;</text:span></text:p>
      <text:p text:style-name="P4"><text:s text:c="20"/><text:span text:style-name="T3">&lt;riderName&gt;CPA.2.6* - </text:span><text:span text:style-name="T4">คุ้มครองอุบัติเหตุพิเศษ</text:span><text:span text:style-name="T3">&lt;/riderName&gt;</text:span></text:p>
      <text:p text:style-name="P4"><text:s text:c="20"/><text:span text:style-name="T3">&lt;sumAssured&gt;100000.0000&lt;/sumAssured&gt;</text:span></text:p>
      <text:p text:style-name="P4"><text:soft-page-break/><text:s text:c="20"/><text:span text:style-name="T3">&lt;premiumAmount&gt;308.0000&lt;/premiumAmount&gt;</text:span></text:p>
      <text:p text:style-name="P4"><text:s text:c="20"/><text:span text:style-name="T3">&lt;extraPremium&gt;0.0000&lt;/extraPremium&gt;</text:span></text:p>
      <text:p text:style-name="P4"><text:s text:c="16"/><text:span text:style-name="T3">&lt;/riders&gt;</text:span></text:p>
      <text:p text:style-name="P4"><text:s text:c="16"/><text:span text:style-name="T3">&lt;riders&gt;</text:span></text:p>
      <text:p text:style-name="P4"><text:s text:c="20"/><text:span text:style-name="T3">&lt;policyNo&gt;0767384&lt;/policyNo&gt;</text:span></text:p>
      <text:p text:style-name="P4"><text:s text:c="20"/><text:span text:style-name="T3">&lt;policyType&gt;O&lt;/policyType&gt;</text:span></text:p>
      <text:p text:style-name="P4"><text:s text:c="20"/><text:span text:style-name="T3">&lt;riderCode&gt;6&lt;/riderCode&gt;</text:span></text:p>
      <text:p text:style-name="P4"><text:s text:c="20"/><text:span text:style-name="T3">&lt;riderName&gt;WP - </text:span><text:span text:style-name="T4">การยกเว้นชำระเบี้ยประกัน</text:span><text:span text:style-name="T3">&lt;/riderName&gt;</text:span></text:p>
      <text:p text:style-name="P4"><text:s text:c="20"/><text:span text:style-name="T3">&lt;sumAssured&gt;300000.0000&lt;/sumAssured&gt;</text:span></text:p>
      <text:p text:style-name="P4"><text:s text:c="20"/><text:span text:style-name="T3">&lt;premiumAmount&gt;0.0000&lt;/premiumAmount&gt;</text:span></text:p>
      <text:p text:style-name="P4"><text:s text:c="20"/><text:span text:style-name="T3">&lt;extraPremium&gt;0.0000&lt;/extraPremium&gt;</text:span></text:p>
      <text:p text:style-name="P4"><text:s text:c="16"/><text:span text:style-name="T3">&lt;/riders&gt;</text:span></text:p>
      <text:p text:style-name="P4"><text:s text:c="12"/><text:span text:style-name="T3">&lt;/return&gt;</text:span></text:p>
      <text:p text:style-name="P4"><text:s text:c="12"/><text:span text:style-name="T3">&lt;return&gt;</text:span></text:p>
      <text:p text:style-name="P4"><text:s text:c="16"/><text:span text:style-name="T3">&lt;policyNo&gt;1319770&lt;/policyNo&gt;</text:span></text:p>
      <text:p text:style-name="P4"><text:s text:c="16"/><text:span text:style-name="T3">&lt;policyType&gt;O&lt;/policyType&gt;</text:span></text:p>
      <text:p text:style-name="P4"><text:s text:c="16"/><text:span text:style-name="T3">&lt;payTo&gt;2018-01-19T00:00:00+07:00&lt;/payTo&gt;</text:span></text:p>
      <text:p text:style-name="P4"><text:s text:c="16"/><text:span text:style-name="T3">&lt;policyYear&gt;2&lt;/policyYear&gt;</text:span></text:p>
      <text:p text:style-name="P4"><text:s text:c="16"/><text:span text:style-name="T3">&lt;policyStatus&gt;I&lt;/policyStatus&gt;</text:span></text:p>
      <text:p text:style-name="P4"><text:s text:c="16"/><text:span text:style-name="T3">&lt;planCode&gt;218&lt;/planCode&gt;</text:span></text:p>
      <text:p text:style-name="P4"><text:s text:c="16"/><text:span text:style-name="T3">&lt;planName&gt;</text:span><text:span text:style-name="T4">สบายชัวร์</text:span><text:span text:style-name="T3">&lt;/planName&gt;</text:span></text:p>
      <text:p text:style-name="P4"><text:s text:c="16"/><text:span text:style-name="T3">&lt;coverageTerm&gt;25&lt;/coverageTerm&gt;</text:span></text:p>
      <text:p text:style-name="P4"><text:s text:c="16"/><text:span text:style-name="T3">&lt;paymentTerm&gt;15&lt;/paymentTerm&gt;</text:span></text:p>
      <text:p text:style-name="P4"><text:s text:c="16"/><text:span text:style-name="T3">&lt;commencementDate&gt;2016-01-20T00:00:00+07:00&lt;/commencementDate&gt;</text:span></text:p>
      <text:p text:style-name="P4"><text:s text:c="16"/><text:span text:style-name="T3">&lt;maturityDate&gt;2041-01-20T00:00:00+07:00&lt;/maturityDate&gt;</text:span></text:p>
      <text:p text:style-name="P4"><text:s text:c="16"/><text:span text:style-name="T3">&lt;paymentMode&gt;12&lt;/paymentMode&gt;</text:span></text:p>
      <text:p text:style-name="P4"><text:s text:c="16"/><text:span text:style-name="T3">&lt;paymentChannel&gt;CASH&lt;/paymentChannel&gt;</text:span></text:p>
      <text:p text:style-name="P4"><text:s text:c="16"/><text:span text:style-name="T3">&lt;paymentChannelCode&gt;1&lt;/paymentChannelCode&gt;</text:span></text:p>
      <text:p text:style-name="P4"><text:s text:c="16"/><text:span text:style-name="T3">&lt;paymentChannelDesc&gt;</text:span><text:span text:style-name="T4">เงินสด</text:span><text:span text:style-name="T3">&lt;/paymentChannelDesc&gt;</text:span></text:p>
      <text:p text:style-name="P4"><text:s text:c="16"/><text:span text:style-name="T3">&lt;sumAssured&gt;300000.0000&lt;/sumAssured&gt;</text:span></text:p>
      <text:p text:style-name="P4"><text:s text:c="16"/><text:span text:style-name="T3">&lt;premiumAmount&gt;30000.0000&lt;/premiumAmount&gt;</text:span></text:p>
      <text:p text:style-name="P4"><text:s text:c="16"/><text:span text:style-name="T3">&lt;extraPremium&gt;0.0000&lt;/extraPremium&gt;</text:span></text:p>
      <text:p text:style-name="P4"><text:s text:c="16"/><text:span text:style-name="T3">&lt;insureTitle&gt;</text:span><text:span text:style-name="T4">นาย</text:span><text:span text:style-name="T3">&lt;/insureTitle&gt;</text:span></text:p>
      <text:p text:style-name="P4"><text:s text:c="16"/><text:span text:style-name="T3">&lt;insureName&gt;</text:span><text:span text:style-name="T4">อธิก</text:span><text:span text:style-name="T3">&lt;/insureName&gt;</text:span></text:p>
      <text:p text:style-name="P4"><text:s text:c="16"/><text:span text:style-name="T3">&lt;insureSurname&gt;</text:span><text:span text:style-name="T4">พาผักแว่น</text:span><text:span text:style-name="T3">&lt;/insureSurname&gt;</text:span></text:p>
      <text:p text:style-name="P4"><text:s text:c="16"/><text:span text:style-name="T3">&lt;insureAgeAsOf&gt;47&lt;/insureAgeAsOf&gt;</text:span></text:p>
      <text:p text:style-name="P4"><text:s text:c="16"/><text:span text:style-name="T3">&lt;insureProvinceName&gt;</text:span><text:span text:style-name="T4">นนทบุรี</text:span><text:span text:style-name="T3">&lt;/insureProvinceName&gt;</text:span></text:p>
      <text:p text:style-name="P4"><text:s text:c="16"/><text:span text:style-name="T3">&lt;agentCode&gt;3401793&lt;/agentCode&gt;</text:span></text:p>
      <text:p text:style-name="P4"><text:s text:c="16"/><text:span text:style-name="T3">&lt;riderFlag&gt;true&lt;/riderFlag&gt;</text:span></text:p>
      <text:p text:style-name="P4"><text:s text:c="16"/><text:span text:style-name="T3">&lt;riders&gt;</text:span></text:p>
      <text:p text:style-name="P4"><text:s text:c="20"/><text:span text:style-name="T3">&lt;policyNo&gt;1319770&lt;/policyNo&gt;</text:span></text:p>
      <text:p text:style-name="P4"><text:s text:c="20"/><text:span text:style-name="T3">&lt;policyType&gt;O&lt;/policyType&gt;</text:span></text:p>
      <text:p text:style-name="P4"><text:s text:c="20"/><text:span text:style-name="T3">&lt;riderCode&gt;19&lt;/riderCode&gt;</text:span></text:p>
      <text:p text:style-name="P4"><text:s text:c="20"/><text:span text:style-name="T3">&lt;riderName&gt;CPA.2.6* - </text:span><text:span text:style-name="T4">คุ้มครองอุบัติเหตุพิเศษ</text:span><text:span text:style-name="T3">&lt;/riderName&gt;</text:span></text:p>
      <text:p text:style-name="P4"><text:soft-page-break/><text:s text:c="20"/><text:span text:style-name="T3">&lt;sumAssured&gt;300000.0000&lt;/sumAssured&gt;</text:span></text:p>
      <text:p text:style-name="P4"><text:s text:c="20"/><text:span text:style-name="T3">&lt;premiumAmount&gt;924.0000&lt;/premiumAmount&gt;</text:span></text:p>
      <text:p text:style-name="P4"><text:s text:c="20"/><text:span text:style-name="T3">&lt;extraPremium&gt;0.0000&lt;/extraPremium&gt;</text:span></text:p>
      <text:p text:style-name="P4"><text:s text:c="16"/><text:span text:style-name="T3">&lt;/riders&gt;</text:span></text:p>
      <text:p text:style-name="P4"><text:s text:c="16"/><text:span text:style-name="T3">&lt;riders&gt;</text:span></text:p>
      <text:p text:style-name="P4"><text:s text:c="20"/><text:span text:style-name="T3">&lt;policyNo&gt;1319770&lt;/policyNo&gt;</text:span></text:p>
      <text:p text:style-name="P4"><text:s text:c="20"/><text:span text:style-name="T3">&lt;policyType&gt;O&lt;/policyType&gt;</text:span></text:p>
      <text:p text:style-name="P4"><text:s text:c="20"/><text:span text:style-name="T3">&lt;riderCode&gt;25&lt;/riderCode&gt;</text:span></text:p>
      <text:p text:style-name="P4"><text:s text:c="20"/><text:span text:style-name="T3">&lt;riderName&gt;DAB2 - </text:span><text:span text:style-name="T4">ค่าชดเชยรายได้รายวัน</text:span><text:span text:style-name="T3">&lt;/riderName&gt;</text:span></text:p>
      <text:p text:style-name="P4"><text:s text:c="20"/><text:span text:style-name="T3">&lt;sumAssured&gt;1000.0000&lt;/sumAssured&gt;</text:span></text:p>
      <text:p text:style-name="P4"><text:s text:c="20"/><text:span text:style-name="T3">&lt;premiumAmount&gt;1300.0000&lt;/premiumAmount&gt;</text:span></text:p>
      <text:p text:style-name="P4"><text:s text:c="20"/><text:span text:style-name="T3">&lt;extraPremium&gt;0.0000&lt;/extraPremium&gt;</text:span></text:p>
      <text:p text:style-name="P4"><text:s text:c="16"/><text:span text:style-name="T3">&lt;/riders&gt;</text:span></text:p>
      <text:p text:style-name="P4"><text:s text:c="16"/><text:span text:style-name="T3">&lt;riders&gt;</text:span></text:p>
      <text:p text:style-name="P4"><text:s text:c="20"/><text:span text:style-name="T3">&lt;policyNo&gt;1319770&lt;/policyNo&gt;</text:span></text:p>
      <text:p text:style-name="P4"><text:s text:c="20"/><text:span text:style-name="T3">&lt;policyType&gt;O&lt;/policyType&gt;</text:span></text:p>
      <text:p text:style-name="P4"><text:s text:c="20"/><text:span text:style-name="T3">&lt;riderCode&gt;6&lt;/riderCode&gt;</text:span></text:p>
      <text:p text:style-name="P4"><text:s text:c="20"/><text:span text:style-name="T3">&lt;riderName&gt;WP - </text:span><text:span text:style-name="T4">การยกเว้นชำระเบี้ยประกัน</text:span><text:span text:style-name="T3">&lt;/riderName&gt;</text:span></text:p>
      <text:p text:style-name="P4"><text:s text:c="20"/><text:span text:style-name="T3">&lt;sumAssured&gt;300000.0000&lt;/sumAssured&gt;</text:span></text:p>
      <text:p text:style-name="P4"><text:s text:c="20"/><text:span text:style-name="T3">&lt;premiumAmount&gt;0.0000&lt;/premiumAmount&gt;</text:span></text:p>
      <text:p text:style-name="P4"><text:s text:c="20"/><text:span text:style-name="T3">&lt;extraPremium&gt;0.0000&lt;/extraPremium&gt;</text:span></text:p>
      <text:p text:style-name="P4"><text:s text:c="16"/><text:span text:style-name="T3">&lt;/riders&gt;</text:span></text:p>
      <text:p text:style-name="P4"><text:s text:c="12"/><text:span text:style-name="T3">&lt;/return&gt;</text:span></text:p>
      <text:p text:style-name="P4"><text:s text:c="12"/><text:span text:style-name="T3">&lt;return&gt;</text:span></text:p>
      <text:p text:style-name="P4"><text:s text:c="16"/><text:span text:style-name="T3">&lt;policyNo&gt;1319772&lt;/policyNo&gt;</text:span></text:p>
      <text:p text:style-name="P4"><text:s text:c="16"/><text:span text:style-name="T3">&lt;policyType&gt;O&lt;/policyType&gt;</text:span></text:p>
      <text:p text:style-name="P4"><text:s text:c="16"/><text:span text:style-name="T3">&lt;payTo&gt;2018-01-19T00:00:00+07:00&lt;/payTo&gt;</text:span></text:p>
      <text:p text:style-name="P4"><text:s text:c="16"/><text:span text:style-name="T3">&lt;policyYear&gt;2&lt;/policyYear&gt;</text:span></text:p>
      <text:p text:style-name="P4"><text:s text:c="16"/><text:span text:style-name="T3">&lt;policyStatus&gt;I&lt;/policyStatus&gt;</text:span></text:p>
      <text:p text:style-name="P4"><text:s text:c="16"/><text:span text:style-name="T3">&lt;planCode&gt;191&lt;/planCode&gt;</text:span></text:p>
      <text:p text:style-name="P4"><text:s text:c="16"/><text:span text:style-name="T3">&lt;planName&gt;</text:span><text:span text:style-name="T4">เพื่อนคู่ชีวิต </text:span><text:span text:style-name="T3">B450 (20/15)&lt;/planName&gt;</text:span></text:p>
      <text:p text:style-name="P4"><text:s text:c="16"/><text:span text:style-name="T3">&lt;coverageTerm&gt;20&lt;/coverageTerm&gt;</text:span></text:p>
      <text:p text:style-name="P4"><text:s text:c="16"/><text:span text:style-name="T3">&lt;paymentTerm&gt;15&lt;/paymentTerm&gt;</text:span></text:p>
      <text:p text:style-name="P4"><text:s text:c="16"/><text:span text:style-name="T3">&lt;commencementDate&gt;2016-01-20T00:00:00+07:00&lt;/commencementDate&gt;</text:span></text:p>
      <text:p text:style-name="P4"><text:s text:c="16"/><text:span text:style-name="T3">&lt;maturityDate&gt;2036-01-20T00:00:00+07:00&lt;/maturityDate&gt;</text:span></text:p>
      <text:p text:style-name="P4"><text:s text:c="16"/><text:span text:style-name="T3">&lt;paymentMode&gt;12&lt;/paymentMode&gt;</text:span></text:p>
      <text:p text:style-name="P4"><text:s text:c="16"/><text:span text:style-name="T3">&lt;paymentChannel&gt;UNKNOWN&lt;/paymentChannel&gt;</text:span></text:p>
      <text:p text:style-name="P4"><text:s text:c="16"/><text:span text:style-name="T3">&lt;paymentChannelCode&gt;&lt;/paymentChannelCode&gt;</text:span></text:p>
      <text:p text:style-name="P4"><text:s text:c="16"/><text:span text:style-name="T3">&lt;paymentChannelDesc&gt;</text:span><text:span text:style-name="T4">ไม่รู้จักสถานะนี้</text:span><text:span text:style-name="T3">&lt;/paymentChannelDesc&gt;</text:span></text:p>
      <text:p text:style-name="P4"><text:s text:c="16"/><text:span text:style-name="T3">&lt;sumAssured&gt;150000.0000&lt;/sumAssured&gt;</text:span></text:p>
      <text:p text:style-name="P4"><text:s text:c="16"/><text:span text:style-name="T3">&lt;premiumAmount&gt;9294.0000&lt;/premiumAmount&gt;</text:span></text:p>
      <text:p text:style-name="P4"><text:s text:c="16"/><text:span text:style-name="T3">&lt;extraPremium&gt;0.0000&lt;/extraPremium&gt;</text:span></text:p>
      <text:p text:style-name="P4"><text:s text:c="16"/><text:span text:style-name="T3">&lt;insureTitle&gt;</text:span><text:span text:style-name="T4">น</text:span><text:span text:style-name="T3">.</text:span><text:span text:style-name="T4">ส</text:span><text:span text:style-name="T3">.&lt;/insureTitle&gt;</text:span></text:p>
      <text:p text:style-name="P4"><text:s text:c="16"/><text:span text:style-name="T3">&lt;insureName&gt;</text:span><text:span text:style-name="T4">สมเฉลา</text:span><text:span text:style-name="T3">&lt;/insureName&gt;</text:span></text:p>
      <text:p text:style-name="P4"><text:soft-page-break/><text:s text:c="16"/><text:span text:style-name="T3">&lt;insureSurname&gt;</text:span><text:span text:style-name="T4">สิงห์ลี</text:span><text:span text:style-name="T3">&lt;/insureSurname&gt;</text:span></text:p>
      <text:p text:style-name="P4"><text:s text:c="16"/><text:span text:style-name="T3">&lt;insureAgeAsOf&gt;54&lt;/insureAgeAsOf&gt;</text:span></text:p>
      <text:p text:style-name="P4"><text:s text:c="16"/><text:span text:style-name="T3">&lt;insureProvinceName&gt;</text:span><text:span text:style-name="T4">นครราชสีมา</text:span><text:span text:style-name="T3">&lt;/insureProvinceName&gt;</text:span></text:p>
      <text:p text:style-name="P4"><text:s text:c="16"/><text:span text:style-name="T3">&lt;agentCode&gt;3401793&lt;/agentCode&gt;</text:span></text:p>
      <text:p text:style-name="P4"><text:s text:c="16"/><text:span text:style-name="T3">&lt;riderFlag&gt;true&lt;/riderFlag&gt;</text:span></text:p>
      <text:p text:style-name="P4"><text:s text:c="16"/><text:span text:style-name="T3">&lt;riders&gt;</text:span></text:p>
      <text:p text:style-name="P4"><text:s text:c="20"/><text:span text:style-name="T3">&lt;policyNo&gt;1319772&lt;/policyNo&gt;</text:span></text:p>
      <text:p text:style-name="P4"><text:s text:c="20"/><text:span text:style-name="T3">&lt;policyType&gt;O&lt;/policyType&gt;</text:span></text:p>
      <text:p text:style-name="P4"><text:s text:c="20"/><text:span text:style-name="T3">&lt;riderCode&gt;19&lt;/riderCode&gt;</text:span></text:p>
      <text:p text:style-name="P4"><text:s text:c="20"/><text:span text:style-name="T3">&lt;riderName&gt;CPA.2.6* - </text:span><text:span text:style-name="T4">คุ้มครองอุบัติเหตุพิเศษ</text:span><text:span text:style-name="T3">&lt;/riderName&gt;</text:span></text:p>
      <text:p text:style-name="P4"><text:s text:c="20"/><text:span text:style-name="T3">&lt;sumAssured&gt;300000.0000&lt;/sumAssured&gt;</text:span></text:p>
      <text:p text:style-name="P4"><text:s text:c="20"/><text:span text:style-name="T3">&lt;premiumAmount&gt;924.0000&lt;/premiumAmount&gt;</text:span></text:p>
      <text:p text:style-name="P4"><text:s text:c="20"/><text:span text:style-name="T3">&lt;extraPremium&gt;0.0000&lt;/extraPremium&gt;</text:span></text:p>
      <text:p text:style-name="P4"><text:s text:c="16"/><text:span text:style-name="T3">&lt;/riders&gt;</text:span></text:p>
      <text:p text:style-name="P4"><text:s text:c="16"/><text:span text:style-name="T3">&lt;riders&gt;</text:span></text:p>
      <text:p text:style-name="P4"><text:s text:c="20"/><text:span text:style-name="T3">&lt;policyNo&gt;1319772&lt;/policyNo&gt;</text:span></text:p>
      <text:p text:style-name="P4"><text:s text:c="20"/><text:span text:style-name="T3">&lt;policyType&gt;O&lt;/policyType&gt;</text:span></text:p>
      <text:p text:style-name="P4"><text:s text:c="20"/><text:span text:style-name="T3">&lt;riderCode&gt;25&lt;/riderCode&gt;</text:span></text:p>
      <text:p text:style-name="P4"><text:s text:c="20"/><text:span text:style-name="T3">&lt;riderName&gt;DAB2 - </text:span><text:span text:style-name="T4">ค่าชดเชยรายได้รายวัน</text:span><text:span text:style-name="T3">&lt;/riderName&gt;</text:span></text:p>
      <text:p text:style-name="P4"><text:s text:c="20"/><text:span text:style-name="T3">&lt;sumAssured&gt;1000.0000&lt;/sumAssured&gt;</text:span></text:p>
      <text:p text:style-name="P4"><text:s text:c="20"/><text:span text:style-name="T3">&lt;premiumAmount&gt;1300.0000&lt;/premiumAmount&gt;</text:span></text:p>
      <text:p text:style-name="P4"><text:s text:c="20"/><text:span text:style-name="T3">&lt;extraPremium&gt;0.0000&lt;/extraPremium&gt;</text:span></text:p>
      <text:p text:style-name="P4"><text:s text:c="16"/><text:span text:style-name="T3">&lt;/riders&gt;</text:span></text:p>
      <text:p text:style-name="P4"><text:s text:c="16"/><text:span text:style-name="T3">&lt;riders&gt;</text:span></text:p>
      <text:p text:style-name="P4"><text:s text:c="20"/><text:span text:style-name="T3">&lt;policyNo&gt;1319772&lt;/policyNo&gt;</text:span></text:p>
      <text:p text:style-name="P4"><text:s text:c="20"/><text:span text:style-name="T3">&lt;policyType&gt;O&lt;/policyType&gt;</text:span></text:p>
      <text:p text:style-name="P4"><text:s text:c="20"/><text:span text:style-name="T3">&lt;riderCode&gt;6&lt;/riderCode&gt;</text:span></text:p>
      <text:p text:style-name="P4"><text:s text:c="20"/><text:span text:style-name="T3">&lt;riderName&gt;WP - </text:span><text:span text:style-name="T4">การยกเว้นชำระเบี้ยประกัน</text:span><text:span text:style-name="T3">&lt;/riderName&gt;</text:span></text:p>
      <text:p text:style-name="P4"><text:s text:c="20"/><text:span text:style-name="T3">&lt;sumAssured&gt;150000.0000&lt;/sumAssured&gt;</text:span></text:p>
      <text:p text:style-name="P4"><text:s text:c="20"/><text:span text:style-name="T3">&lt;premiumAmount&gt;0.0000&lt;/premiumAmount&gt;</text:span></text:p>
      <text:p text:style-name="P4"><text:s text:c="20"/><text:span text:style-name="T3">&lt;extraPremium&gt;0.0000&lt;/extraPremium&gt;</text:span></text:p>
      <text:p text:style-name="P4"><text:s text:c="16"/><text:span text:style-name="T3">&lt;/riders&gt;</text:span></text:p>
      <text:p text:style-name="P4"><text:s text:c="12"/><text:span text:style-name="T3">&lt;/return&gt;</text:span></text:p>
      <text:p text:style-name="P4"><text:s text:c="8"/><text:span text:style-name="T3">&lt;/ns2:searchPolicyDetailResponse&gt;</text:span></text:p>
      <text:p text:style-name="P4"><text:s text:c="4"/><text:span text:style-name="T3">&lt;/soap:Body&gt;</text:span></text:p>
      <text:p text:style-name="P5">&lt;/soap:Envelope&gt;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ngsana New1" svg:font-family="'Angsana New'"/>
    <style:font-face style:name="Arial" svg:font-family="Arial, sans-serif"/>
    <style:font-face style:name="ConfluenceInstalledFont" svg:font-family="ConfluenceInstalledFont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ngsana New" style:font-family-complex="'Angsana New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4T13:04:12.035000000</meta:creation-date>
    <dc:date>2020-04-14T13:04:28.339000000</dc:date>
    <meta:editing-duration>PT16S</meta:editing-duration>
    <meta:editing-cycles>1</meta:editing-cycles>
    <meta:document-statistic meta:table-count="0" meta:image-count="0" meta:object-count="0" meta:page-count="5" meta:paragraph-count="205" meta:word-count="377" meta:character-count="9795" meta:non-whitespace-character-count="6524"/>
    <meta:generator>LibreOffice/6.3.4.2$Windows_X86_64 LibreOffice_project/60da17e045e08f1793c57c00ba83cdfce946d0aa</meta:generator>
  </office:meta>
</office:document-meta>
</file>